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cm" fo:min-width="0cm" loext:decorative="false"/>
    </style:style>
    <style:style style:name="gr2" style:family="graphic" style:parent-style-name="standard">
      <style:graphic-properties draw:stroke="none" draw:fill-color="#99cc99" draw:textarea-horizontal-align="justify" draw:textarea-vertical-align="middle" draw:auto-grow-height="fals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99cc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2cm" svg:height="7.2cm" svg:x="0.5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4.5cm" svg:height="4.5cm" svg:x="1.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ian </meta:initial-creator>
    <meta:creation-date>2014-09-30T22:07:46.294386581</meta:creation-date>
    <dc:date>2026-02-07T00:47:47.776830779</dc:date>
    <meta:editing-duration>PT2M7S</meta:editing-duration>
    <meta:editing-cycles>3</meta:editing-cycles>
    <meta:generator>LibreOffice/25.8.4.2$Linux_X86_64 LibreOffice_project/580$Build-2</meta:generator>
    <meta:document-statistic meta:object-count="2"/>
  </office:meta>
</office:document-meta>
</file>